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erenceFactory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ge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ferenceFactory.ge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setEndpoint( String 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getObjec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ferenceFactory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setInterface( QName i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setBundleContext( BundleContext bundl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setService( QNam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setNmr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erenceFactory.getBundl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